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3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4" table:default-cell-style-name="ce4"/>
        <table:table-row table:style-name="ro1">
          <table:table-cell table:style-name="ce2" office:value-type="string" calcext:value-type="string">
            <text:p>R_M,Ом</text:p>
          </table:table-cell>
          <table:table-cell table:style-name="ce2" office:value-type="string" calcext:value-type="string">
            <text:p>T, мс</text:p>
          </table:table-cell>
          <table:table-cell table:style-name="ce2" office:value-type="string" calcext:value-type="string">
            <text:p>2U(i)</text:p>
          </table:table-cell>
          <table:table-cell table:style-name="ce2" office:value-type="string" calcext:value-type="string">
            <text:p>2U(i+n)</text:p>
          </table:table-cell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λ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, Ом</text:p>
          </table:table-cell>
          <table:table-cell table:style-name="ce2" office:value-type="string" calcext:value-type="string">
            <text:p>L, мГн</text:p>
          </table:table-cell>
          <table:table-cell/>
          <table:table-cell table:style-name="ce12" office:value-type="string" calcext:value-type="string">
            <text:p>Q теор</text:p>
          </table:table-cell>
          <table:table-cell table:number-columns-repeated="3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/[.E2]*LN([.C2]/[.D2])" office:value-type="float" office:value="0.320470389051542" calcext:value-type="float">
            <text:p>0.320470389051542</text:p>
          </table:table-cell>
          <table:table-cell table:style-name="ce3" table:formula="of:=2 * PI() /(1 - EXP(-2 * [.F2]))" office:value-type="float" office:value="13.2779798346933" calcext:value-type="float">
            <text:p>13.2779798346933</text:p>
          </table:table-cell>
          <table:table-cell table:style-name="ce3" table:formula="of:=2 * PI() /(1 - EXP(-2 * [.F2]))" office:value-type="float" office:value="13.2779798346933" calcext:value-type="float">
            <text:p>13.2779798346933</text:p>
          </table:table-cell>
          <table:table-cell table:style-name="ce3" table:formula="of:=PI()*PI()*POWER([.H2]; 2) / POWER([.F2];2) * 0.022*POWER(10;-3)*10" office:value-type="float" office:value="3.72743964894366" calcext:value-type="float">
            <text:p>3.72743964894366</text:p>
          </table:table-cell>
          <table:table-cell table:number-columns-repeated="3"/>
          <table:table-cell table:style-name="ce13" office:value-type="string" calcext:value-type="string">
            <text:p>R0</text:p>
          </table:table-cell>
          <table:table-cell table:style-name="ce13" office:value-type="string" calcext:value-type="string">
            <text:p>Lср</text:p>
          </table:table-cell>
          <table:table-cell table:style-name="ce13" office:value-type="string" calcext:value-type="string">
            <text:p>Т0</text:p>
          </table:table-cell>
          <table:table-cell table:style-name="ce13" office:value-type="string" calcext:value-type="string">
            <text:p>Т200</text:p>
          </table:table-cell>
          <table:table-cell table:style-name="ce13" office:value-type="string" calcext:value-type="string">
            <text:p>Т400</text:p>
          </table:table-cell>
          <table:table-cell table:style-name="ce13" office:value-type="string" calcext:value-type="string">
            <text:p>Q0</text:p>
          </table:table-cell>
          <table:table-cell table:style-name="ce13" office:value-type="string" calcext:value-type="string">
            <text:p>Rкрит</text:p>
          </table:table-cell>
          <table:table-cell table:number-columns-repeated="2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/[.E3]*LN([.C3]/[.D3])" office:value-type="float" office:value="0.355946876667119" calcext:value-type="float">
            <text:p>0.355946876667119</text:p>
          </table:table-cell>
          <table:table-cell table:style-name="ce3" table:formula="of:=2 * PI() /(1 - EXP(-2 * [.F3]))" office:value-type="float" office:value="12.3372439527841" calcext:value-type="float">
            <text:p>12.3372439527841</text:p>
          </table:table-cell>
          <table:table-cell table:style-name="ce3" table:formula="of:=2 * PI() /(1 - EXP(-2 * [.F3]))" office:value-type="float" office:value="12.3372439527841" calcext:value-type="float">
            <text:p>12.3372439527841</text:p>
          </table:table-cell>
          <table:table-cell table:style-name="ce3" table:formula="of:=PI()*PI()*POWER([.H3]; 2) / POWER([.F3];2) * 0.022*POWER(10;-3)*10" office:value-type="float" office:value="2.60848508664252" calcext:value-type="float">
            <text:p>2.60848508664252</text:p>
          </table:table-cell>
          <table:table-cell table:number-columns-repeated="3"/>
          <table:table-cell table:style-name="ce14" office:value-type="float" office:value="55.6" calcext:value-type="float">
            <text:p>55.6</text:p>
          </table:table-cell>
          <table:table-cell table:style-name="ce17" table:formula="of:=AVERAGE([.I3:.I13])" office:value-type="float" office:value="0.832149094406766" calcext:value-type="float">
            <text:p>0.83</text:p>
          </table:table-cell>
          <table:table-cell table:style-name="ce18" table:formula="of:=2*PI() / SQRT(POWER(10;9)/[.A24]/10 - [.$H$3]*[.$H$3]*POWER(10;6)/4/100)*1000" office:value-type="float" office:value="0.0931985998420229" calcext:value-type="float">
            <text:p>0.093</text:p>
          </table:table-cell>
          <table:table-cell table:style-name="ce18" table:formula="of:=2*PI() / SQRT(POWER(10;9)/[.A24]/10 - POWER(10;6)*[.$H$14]*[.$H$14]/4/100)*1000" office:value-type="float" office:value="0.0931957808953637" calcext:value-type="float">
            <text:p>0.093</text:p>
          </table:table-cell>
          <table:table-cell table:style-name="ce18" table:formula="of:=2*PI() / SQRT(POWER(10;9)/[.A24]/10 - POWER(10;6)*[.$H$16]*[.$H$16]/4/100)*1000" office:value-type="float" office:value="0.0931946987384939" calcext:value-type="float">
            <text:p>0.093</text:p>
          </table:table-cell>
          <table:table-cell table:style-name="ce18" table:formula="of:=1/[.H3]*SQRT(10/[.A24]*POWER(10;3))" office:value-type="float" office:value="54.6475262257498" calcext:value-type="float">
            <text:p>54.648</text:p>
          </table:table-cell>
          <table:table-cell table:style-name="ce18" table:formula="of:=2*SQRT(10/[.A24]*POWER(10;3))" office:value-type="float" office:value="1348.39972492648" calcext:value-type="float">
            <text:p>1348.400</text:p>
          </table:table-cell>
          <table:table-cell table:number-columns-repeated="2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/[.E4]*LN([.C4]/[.D4])" office:value-type="float" office:value="0.401324268108645" calcext:value-type="float">
            <text:p>0.401324268108645</text:p>
          </table:table-cell>
          <table:table-cell table:style-name="ce3" table:formula="of:=2 * PI() /(1 - EXP(-2 * [.F4]))" office:value-type="float" office:value="11.3854794900201" calcext:value-type="float">
            <text:p>11.3854794900201</text:p>
          </table:table-cell>
          <table:table-cell table:style-name="ce3" table:formula="of:=2 * PI() /(1 - EXP(-2 * [.F4]))" office:value-type="float" office:value="11.3854794900201" calcext:value-type="float">
            <text:p>11.3854794900201</text:p>
          </table:table-cell>
          <table:table-cell table:style-name="ce3" table:formula="of:=PI()*PI()*POWER([.H4]; 2) / POWER([.F4];2) * 0.022*POWER(10;-3)*10" office:value-type="float" office:value="1.74756859721827" calcext:value-type="float">
            <text:p>1.74756859721827</text:p>
          </table:table-cell>
          <table:table-cell table:number-columns-repeated="3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8.2" calcext:value-type="float">
            <text:p>28.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/[.E5]*LN([.C5]/[.D5])" office:value-type="float" office:value="0.464470609629585" calcext:value-type="float">
            <text:p>0.464470609629585</text:p>
          </table:table-cell>
          <table:table-cell table:style-name="ce3" table:formula="of:=2 * PI() /(1 - EXP(-2 * [.F5]))" office:value-type="float" office:value="10.3849440979994" calcext:value-type="float">
            <text:p>10.3849440979994</text:p>
          </table:table-cell>
          <table:table-cell table:style-name="ce3" table:formula="of:=2 * PI() /(1 - EXP(-2 * [.F5]))" office:value-type="float" office:value="10.3849440979994" calcext:value-type="float">
            <text:p>10.3849440979994</text:p>
          </table:table-cell>
          <table:table-cell table:style-name="ce3" table:formula="of:=PI()*PI()*POWER([.H5]; 2) / POWER([.F5];2) * 0.022*POWER(10;-3)*10" office:value-type="float" office:value="1.0854611291495" calcext:value-type="float">
            <text:p>1.0854611291495</text:p>
          </table:table-cell>
          <table:table-cell table:number-columns-repeated="3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/[.E6]*LN([.C6]/[.D6])" office:value-type="float" office:value="0.501359132258758" calcext:value-type="float">
            <text:p>0.501359132258758</text:p>
          </table:table-cell>
          <table:table-cell table:style-name="ce3" table:formula="of:=2 * PI() /(1 - EXP(-2 * [.F6]))" office:value-type="float" office:value="9.92417440680208" calcext:value-type="float">
            <text:p>9.92417440680208</text:p>
          </table:table-cell>
          <table:table-cell table:style-name="ce3" table:formula="of:=2 * PI() /(1 - EXP(-2 * [.F6]))" office:value-type="float" office:value="9.92417440680208" calcext:value-type="float">
            <text:p>9.92417440680208</text:p>
          </table:table-cell>
          <table:table-cell table:style-name="ce3" table:formula="of:=PI()*PI()*POWER([.H6]; 2) / POWER([.F6];2) * 0.022*POWER(10;-3)*10" office:value-type="float" office:value="0.850772301181705" calcext:value-type="float">
            <text:p>0.850772301181705</text:p>
          </table:table-cell>
          <table:table-cell table:number-columns-repeated="3"/>
          <table:table-cell table:style-name="ce15" office:value-type="string" calcext:value-type="string">
            <text:p>(Li - Lср)^2 </text:p>
          </table:table-cell>
          <table:table-cell table:number-columns-repeated="3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/[.E7]*LN([.C7]/[.D7])" office:value-type="float" office:value="0.517782815261019" calcext:value-type="float">
            <text:p>0.517782815261019</text:p>
          </table:table-cell>
          <table:table-cell table:style-name="ce3" table:formula="of:=2 * PI() /(1 - EXP(-2 * [.F7]))" office:value-type="float" office:value="9.74175787250118" calcext:value-type="float">
            <text:p>9.74175787250118</text:p>
          </table:table-cell>
          <table:table-cell table:style-name="ce3" table:formula="of:=2 * PI() /(1 - EXP(-2 * [.F7]))" office:value-type="float" office:value="9.74175787250118" calcext:value-type="float">
            <text:p>9.74175787250118</text:p>
          </table:table-cell>
          <table:table-cell table:style-name="ce3" table:formula="of:=PI()*PI()*POWER([.H7]; 2) / POWER([.F7];2) * 0.022*POWER(10;-3)*10" office:value-type="float" office:value="0.768602554466478" calcext:value-type="float">
            <text:p>0.768602554466478</text:p>
          </table:table-cell>
          <table:table-cell table:number-columns-repeated="3"/>
          <table:table-cell table:style-name="ce16" table:formula="of:=POWER([.I3]-[.$N$3];2)" office:value-type="float" office:value="3.15536955731217" calcext:value-type="float">
            <text:p>3.15536955731217</text:p>
          </table:table-cell>
          <table:table-cell table:number-columns-repeated="3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93.2" calcext:value-type="float">
            <text:p>93.2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/[.E8]*LN([.C8]/[.D8])" office:value-type="float" office:value="0.563705314482789" calcext:value-type="float">
            <text:p>0.563705314482789</text:p>
          </table:table-cell>
          <table:table-cell table:style-name="ce3" table:formula="of:=2 * PI() /(1 - EXP(-2 * [.F8]))" office:value-type="float" office:value="9.29287663442294" calcext:value-type="float">
            <text:p>9.29287663442294</text:p>
          </table:table-cell>
          <table:table-cell table:style-name="ce3" table:formula="of:=2 * PI() /(1 - EXP(-2 * [.F8]))" office:value-type="float" office:value="9.29287663442294" calcext:value-type="float">
            <text:p>9.29287663442294</text:p>
          </table:table-cell>
          <table:table-cell table:style-name="ce3" table:formula="of:=PI()*PI()*POWER([.H8]; 2) / POWER([.F8];2) * 0.022*POWER(10;-3)*10" office:value-type="float" office:value="0.590090348361571" calcext:value-type="float">
            <text:p>0.590090348361571</text:p>
          </table:table-cell>
          <table:table-cell table:number-columns-repeated="3"/>
          <table:table-cell table:style-name="ce16" table:formula="of:=POWER([.I4]-[.$N$3];2)" office:value-type="float" office:value="0.837992866127668" calcext:value-type="float">
            <text:p>0.837992866127668</text:p>
          </table:table-cell>
          <table:table-cell table:number-columns-repeated="3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93.4" calcext:value-type="float">
            <text:p>93.4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/[.E9]*LN([.C9]/[.D9])" office:value-type="float" office:value="0.59860542330789" calcext:value-type="float">
            <text:p>0.59860542330789</text:p>
          </table:table-cell>
          <table:table-cell table:style-name="ce3" table:formula="of:=2 * PI() /(1 - EXP(-2 * [.F9]))" office:value-type="float" office:value="9.00215549613133" calcext:value-type="float">
            <text:p>9.00215549613133</text:p>
          </table:table-cell>
          <table:table-cell table:style-name="ce3" table:formula="of:=2 * PI() /(1 - EXP(-2 * [.F9]))" office:value-type="float" office:value="9.00215549613133" calcext:value-type="float">
            <text:p>9.00215549613133</text:p>
          </table:table-cell>
          <table:table-cell table:style-name="ce3" table:formula="of:=PI()*PI()*POWER([.H9]; 2) / POWER([.F9];2) * 0.022*POWER(10;-3)*10" office:value-type="float" office:value="0.491059539801226" calcext:value-type="float">
            <text:p>0.491059539801226</text:p>
          </table:table-cell>
          <table:table-cell table:number-columns-repeated="3"/>
          <table:table-cell table:style-name="ce16" table:formula="of:=POWER([.I5]-[.$N$3];2)" office:value-type="float" office:value="0.0641669869455045" calcext:value-type="float">
            <text:p>0.064166986945505</text:p>
          </table:table-cell>
          <table:table-cell table:number-columns-repeated="3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93.5" calcext:value-type="float">
            <text:p>93.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/[.E10]*LN([.C10]/[.D10])" office:value-type="float" office:value="0.641763620617526" calcext:value-type="float">
            <text:p>0.641763620617526</text:p>
          </table:table-cell>
          <table:table-cell table:style-name="ce3" table:formula="of:=2 * PI() /(1 - EXP(-2 * [.F10]))" office:value-type="float" office:value="8.69113721118811" calcext:value-type="float">
            <text:p>8.69113721118811</text:p>
          </table:table-cell>
          <table:table-cell table:style-name="ce3" table:formula="of:=2 * PI() /(1 - EXP(-2 * [.F10]))" office:value-type="float" office:value="8.69113721118811" calcext:value-type="float">
            <text:p>8.69113721118811</text:p>
          </table:table-cell>
          <table:table-cell table:style-name="ce3" table:formula="of:=PI()*PI()*POWER([.H10]; 2) / POWER([.F10];2) * 0.022*POWER(10;-3)*10" office:value-type="float" office:value="0.39822218359075" calcext:value-type="float">
            <text:p>0.39822218359075</text:p>
          </table:table-cell>
          <table:table-cell table:number-columns-repeated="3"/>
          <table:table-cell table:style-name="ce16" table:formula="of:=POWER([.I6]-[.$N$3];2)" office:value-type="float" office:value="0.000346823830582138" calcext:value-type="float">
            <text:p>0.000346823830582</text:p>
          </table:table-cell>
          <table:table-cell table:number-columns-repeated="3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93.5" calcext:value-type="float">
            <text:p>93.5</text:p>
          </table:table-cell>
          <table:table-cell table:style-name="ce3" office:value-type="float" office:value="22.7" calcext:value-type="float">
            <text:p>22.7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/[.E11]*LN([.C11]/[.D11])" office:value-type="float" office:value="0.735358064204401" calcext:value-type="float">
            <text:p>0.735358064204401</text:p>
          </table:table-cell>
          <table:table-cell table:style-name="ce3" table:formula="of:=2 * PI() /(1 - EXP(-2 * [.F11]))" office:value-type="float" office:value="8.15744774440809" calcext:value-type="float">
            <text:p>8.15744774440809</text:p>
          </table:table-cell>
          <table:table-cell table:style-name="ce3" table:formula="of:=2 * PI() /(1 - EXP(-2 * [.F11]))" office:value-type="float" office:value="8.15744774440809" calcext:value-type="float">
            <text:p>8.15744774440809</text:p>
          </table:table-cell>
          <table:table-cell table:style-name="ce3" table:formula="of:=PI()*PI()*POWER([.H11]; 2) / POWER([.F11];2) * 0.022*POWER(10;-3)*10" office:value-type="float" office:value="0.267198064701656" calcext:value-type="float">
            <text:p>0.267198064701656</text:p>
          </table:table-cell>
          <table:table-cell table:number-columns-repeated="3"/>
          <table:table-cell table:style-name="ce16" table:formula="of:=POWER([.I7]-[.$N$3];2)" office:value-type="float" office:value="0.00403816273838264" calcext:value-type="float">
            <text:p>0.004038162738383</text:p>
          </table:table-cell>
          <table:table-cell table:number-columns-repeated="3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2.4" calcext:value-type="float">
            <text:p>22.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/[.E12]*LN([.C12]/[.D12])" office:value-type="float" office:value="0.805304592767016" calcext:value-type="float">
            <text:p>0.805304592767016</text:p>
          </table:table-cell>
          <table:table-cell table:style-name="ce3" table:formula="of:=2 * PI() /(1 - EXP(-2 * [.F12]))" office:value-type="float" office:value="7.85168386337104" calcext:value-type="float">
            <text:p>7.85168386337104</text:p>
          </table:table-cell>
          <table:table-cell table:style-name="ce3" table:formula="of:=2 * PI() /(1 - EXP(-2 * [.F12]))" office:value-type="float" office:value="7.85168386337104" calcext:value-type="float">
            <text:p>7.85168386337104</text:p>
          </table:table-cell>
          <table:table-cell table:style-name="ce3" table:formula="of:=PI()*PI()*POWER([.H12]; 2) / POWER([.F12];2) * 0.022*POWER(10;-3)*10" office:value-type="float" office:value="0.206408550681817" calcext:value-type="float">
            <text:p>0.206408550681817</text:p>
          </table:table-cell>
          <table:table-cell table:number-columns-repeated="3"/>
          <table:table-cell table:style-name="ce16" table:formula="of:=POWER([.I8]-[.$N$3];2)" office:value-type="float" office:value="0.0585924365369723" calcext:value-type="float">
            <text:p>0.058592436536972</text:p>
          </table:table-cell>
          <table:table-cell table:number-columns-repeated="31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1/[.E13]*LN([.C13]/[.D13])" office:value-type="float" office:value="0.928148995182813" calcext:value-type="float">
            <text:p>0.928148995182813</text:p>
          </table:table-cell>
          <table:table-cell table:style-name="ce3" table:formula="of:=2 * PI() /(1 - EXP(-2 * [.F13]))" office:value-type="float" office:value="7.44673814184247" calcext:value-type="float">
            <text:p>7.44673814184247</text:p>
          </table:table-cell>
          <table:table-cell table:style-name="ce3" table:formula="of:=2 * PI() /(1 - EXP(-2 * [.F13]))" office:value-type="float" office:value="7.44673814184247" calcext:value-type="float">
            <text:p>7.44673814184247</text:p>
          </table:table-cell>
          <table:table-cell table:style-name="ce3" table:formula="of:=PI()*PI()*POWER([.H13]; 2) / POWER([.F13];2) * 0.022*POWER(10;-3)*10" office:value-type="float" office:value="0.139771682678933" calcext:value-type="float">
            <text:p>0.139771682678933</text:p>
          </table:table-cell>
          <table:table-cell table:number-columns-repeated="3"/>
          <table:table-cell table:style-name="ce16" table:formula="of:=POWER([.I9]-[.$N$3];2)" office:value-type="float" office:value="0.116342084261006" calcext:value-type="float">
            <text:p>0.116342084261006</text:p>
          </table:table-cell>
          <table:table-cell table:number-columns-repeated="31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/[.E14]*LN([.C14]/[.D14])" office:value-type="float" office:value="1.70474809223843" calcext:value-type="float">
            <text:p>1.70474809223843</text:p>
          </table:table-cell>
          <table:table-cell table:style-name="ce3" table:formula="of:=2 * PI() /(1 - EXP(-2 * [.F14]))" office:value-type="float" office:value="6.4979950612712" calcext:value-type="float">
            <text:p>6.4979950612712</text:p>
          </table:table-cell>
          <table:table-cell table:style-name="ce3" table:formula="of:=2 * PI() /(1 - EXP(-2 * [.F14]))" office:value-type="float" office:value="6.4979950612712" calcext:value-type="float">
            <text:p>6.4979950612712</text:p>
          </table:table-cell>
          <table:table-cell table:style-name="ce3" table:formula="of:=PI()*PI()*POWER([.H14]; 2) / POWER([.F14];2) * 0.022*POWER(10;-3)*10" office:value-type="float" office:value="0.0315471952613424" calcext:value-type="float">
            <text:p>0.031547195261342</text:p>
          </table:table-cell>
          <table:table-cell table:number-columns-repeated="3"/>
          <table:table-cell table:style-name="ce16" table:formula="of:=POWER([.I10]-[.$N$3];2)" office:value-type="float" office:value="0.188292563930331" calcext:value-type="float">
            <text:p>0.188292563930331</text:p>
          </table:table-cell>
          <table:table-cell table:number-columns-repeated="31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/[.E15]*LN([.C15]/[.D15])" office:value-type="float" office:value="2.43611648561857" calcext:value-type="float">
            <text:p>2.43611648561857</text:p>
          </table:table-cell>
          <table:table-cell table:style-name="ce3" table:formula="of:=2 * PI() /(1 - EXP(-2 * [.F15]))" office:value-type="float" office:value="6.33166209509516" calcext:value-type="float">
            <text:p>6.33166209509516</text:p>
          </table:table-cell>
          <table:table-cell table:style-name="ce3" table:formula="of:=2 * PI() /(1 - EXP(-2 * [.F15]))" office:value-type="float" office:value="6.33166209509516" calcext:value-type="float">
            <text:p>6.33166209509516</text:p>
          </table:table-cell>
          <table:table-cell table:style-name="ce3" table:formula="of:=PI()*PI()*POWER([.H15]; 2) / POWER([.F15];2) * 0.022*POWER(10;-3)*10" office:value-type="float" office:value="0.0146676920714922" calcext:value-type="float">
            <text:p>0.014667692071492</text:p>
          </table:table-cell>
          <table:table-cell table:number-columns-repeated="3"/>
          <table:table-cell table:style-name="ce16" table:formula="of:=POWER([.I11]-[.$N$3];2)" office:value-type="float" office:value="0.319169665964865" calcext:value-type="float">
            <text:p>0.319169665964865</text:p>
          </table:table-cell>
          <table:table-cell table:number-columns-repeated="31"/>
        </table:table-row>
        <table:table-row table:style-name="ro1">
          <table:table-cell table:number-columns-repeated="12"/>
          <table:table-cell table:style-name="ce16" table:formula="of:=POWER([.I12]-[.$N$3];2)" office:value-type="float" office:value="0.391551228061195" calcext:value-type="float">
            <text:p>0.391551228061195</text:p>
          </table:table-cell>
          <table:table-cell table:number-columns-repeated="31"/>
        </table:table-row>
        <table:table-row table:style-name="ro1">
          <table:table-cell table:number-columns-repeated="12"/>
          <table:table-cell table:style-name="ce16" table:formula="of:=POWER([.I13]-[.$N$3];2)" office:value-type="float" office:value="0.479386480270934" calcext:value-type="float">
            <text:p>0.479386480270934</text:p>
          </table:table-cell>
          <table:table-cell table:number-columns-repeated="31"/>
        </table:table-row>
        <table:table-row table:style-name="ro1" table:number-rows-repeated="4">
          <table:table-cell table:number-columns-repeated="44"/>
        </table:table-row>
        <table:table-row table:style-name="ro1">
          <table:table-cell table:style-name="ce5" office:value-type="string" calcext:value-type="string" table:number-columns-spanned="4" table:number-rows-spanned="1">
            <text:p>Таблица 2</text:p>
          </table:table-cell>
          <table:covered-table-cell table:number-columns-repeated="2" table:style-name="ce7"/>
          <table:covered-table-cell table:style-name="ce9"/>
          <table:table-cell table:number-columns-repeated="40"/>
        </table:table-row>
        <table:table-row table:style-name="ro1">
          <table:table-cell table:style-name="ce6" office:value-type="string" calcext:value-type="string">
            <text:p>С, мкФ</text:p>
          </table:table-cell>
          <table:table-cell table:style-name="ce6" office:value-type="string" calcext:value-type="string">
            <text:p>Tэксп, мс</text:p>
          </table:table-cell>
          <table:table-cell table:style-name="ce6" office:value-type="string" calcext:value-type="string">
            <text:p>Tтеор, мс</text:p>
          </table:table-cell>
          <table:table-cell table:style-name="ce6" office:value-type="string" calcext:value-type="string">
            <text:p>Сигма Т, %</text:p>
          </table:table-cell>
          <table:table-cell table:number-columns-repeated="40"/>
        </table:table-row>
        <table:table-row table:style-name="ro1">
          <table:table-cell table:style-name="ce6" office:value-type="float" office:value="0.022" calcext:value-type="float">
            <text:p>0.022</text:p>
          </table:table-cell>
          <table:table-cell table:style-name="ce6" office:value-type="float" office:value="94" calcext:value-type="float">
            <text:p>94</text:p>
          </table:table-cell>
          <table:table-cell table:style-name="ce8" office:value-type="float" office:value="96" calcext:value-type="float">
            <text:p>96.00</text:p>
          </table:table-cell>
          <table:table-cell table:style-name="ce10" table:formula="of:=([.B24]-[.C24])/[.C24]*100" office:value-type="float" office:value="-2.08333333333333" calcext:value-type="float">
            <text:p>-2.1</text:p>
          </table:table-cell>
          <table:table-cell table:number-columns-repeated="40"/>
        </table:table-row>
        <table:table-row table:style-name="ro1">
          <table:table-cell table:style-name="ce6" office:value-type="float" office:value="0.033" calcext:value-type="float">
            <text:p>0.033</text:p>
          </table:table-cell>
          <table:table-cell table:style-name="ce6" office:value-type="float" office:value="118" calcext:value-type="float">
            <text:p>118</text:p>
          </table:table-cell>
          <table:table-cell table:style-name="ce8" office:value-type="float" office:value="116.5" calcext:value-type="float">
            <text:p>116.50</text:p>
          </table:table-cell>
          <table:table-cell table:style-name="ce10" table:formula="of:=([.B25]-[.C25])/[.C25]*100" office:value-type="float" office:value="1.28755364806867" calcext:value-type="float">
            <text:p>1.3</text:p>
          </table:table-cell>
          <table:table-cell table:number-columns-repeated="40"/>
        </table:table-row>
        <table:table-row table:style-name="ro1">
          <table:table-cell table:style-name="ce6" office:value-type="float" office:value="0.047" calcext:value-type="float">
            <text:p>0.047</text:p>
          </table:table-cell>
          <table:table-cell table:style-name="ce6" office:value-type="float" office:value="140" calcext:value-type="float">
            <text:p>140</text:p>
          </table:table-cell>
          <table:table-cell table:style-name="ce8" office:value-type="float" office:value="134" calcext:value-type="float">
            <text:p>134.00</text:p>
          </table:table-cell>
          <table:table-cell table:style-name="ce10" table:formula="of:=([.B26]-[.C26])/[.C26]*100" office:value-type="float" office:value="4.47761194029851" calcext:value-type="float">
            <text:p>4.5</text:p>
          </table:table-cell>
          <table:table-cell table:number-columns-repeated="40"/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450" calcext:value-type="float">
            <text:p>450</text:p>
          </table:table-cell>
          <table:table-cell table:style-name="ce8" office:value-type="float" office:value="452" calcext:value-type="float">
            <text:p>452.00</text:p>
          </table:table-cell>
          <table:table-cell table:style-name="ce10" table:formula="of:=([.B27]-[.C27])/[.C27]*100" office:value-type="float" office:value="-0.442477876106195" calcext:value-type="float">
            <text:p>-0.4</text:p>
          </table:table-cell>
          <table:table-cell table:number-columns-repeated="40"/>
        </table:table-row>
        <table:table-row table:style-name="ro1" table:number-rows-repeated="9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8:29:44.527564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06-25T20:16:00.830243936</dc:date>
    <meta:editing-duration>PT3H42M56S</meta:editing-duration>
    <meta:editing-cycles>5</meta:editing-cycles>
    <meta:document-statistic meta:table-count="1" meta:cell-count="183" meta:object-count="0"/>
  </office:meta>
</office:document-meta>
</file>